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Key </text:p>
          </table:table-cell>
          <table:table-cell table:style-name="ce1" office:value-type="string" calcext:value-type="string">
            <text:p>Key #</text:p>
          </table:table-cell>
          <table:table-cell table:style-name="ce1" office:value-type="string" calcext:value-type="string">
            <text:p>1v Octave V</text:p>
          </table:table-cell>
          <table:table-cell table:style-name="ce1" office:value-type="string" calcext:value-type="string">
            <text:p>Expo Output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DAC VALUE</text:p>
          </table:table-cell>
          <table:table-cell table:style-name="ce3" office:value-type="string" calcext:value-type="string">
            <text:p>Table Index</text:p>
          </table:table-cell>
          <table:table-cell table:style-name="ce3" office:value-type="string" calcext:value-type="string">
            <text:p>Major</text:p>
          </table:table-cell>
          <table:table-cell table:style-name="ce3" office:value-type="string" calcext:value-type="string">
            <text:p>Minor</text:p>
          </table:table-cell>
          <table:table-cell table:style-name="ce3" office:value-type="string" calcext:value-type="string">
            <text:p>Blues</text:p>
          </table:table-cell>
          <table:table-cell table:style-name="ce3" office:value-type="string" calcext:value-type="string">
            <text:p>Phrygian</text:p>
          </table:table-cell>
          <table:table-cell table:style-name="ce3" office:value-type="string" calcext:value-type="string">
            <text:p>Lydian</text:p>
          </table:table-cell>
          <table:table-cell table:style-name="ce3" office:value-type="string" calcext:value-type="string">
            <text:p>Dorian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" calcext:value-type="float">
            <text:p>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655" calcext:value-type="float">
            <text:p>0.1655</text:p>
          </table:table-cell>
          <table:table-cell office:value-type="float" office:value="65.4078" calcext:value-type="float">
            <text:p>65.4078</text:p>
          </table:table-cell>
          <table:table-cell table:formula="of:=ROUND(([.D2]*4095)/5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#0</text:p>
          </table:table-cell>
          <table:table-cell office:value-type="float" office:value="2" calcext:value-type="float">
            <text:p>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754" calcext:value-type="float">
            <text:p>0.1754</text:p>
          </table:table-cell>
          <table:table-cell office:value-type="float" office:value="69.2971" calcext:value-type="float">
            <text:p>69.2971</text:p>
          </table:table-cell>
          <table:table-cell table:formula="of:=ROUND(([.D3]*4095)/5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1858" calcext:value-type="float">
            <text:p>0.1858</text:p>
          </table:table-cell>
          <table:table-cell office:value-type="float" office:value="73.4177" calcext:value-type="float">
            <text:p>73.4177</text:p>
          </table:table-cell>
          <table:table-cell table:formula="of:=ROUND(([.D4]*4095)/5)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/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D#0</text:p>
          </table:table-cell>
          <table:table-cell office:value-type="float" office:value="4" calcext:value-type="float">
            <text:p>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969" calcext:value-type="float">
            <text:p>0.1969</text:p>
          </table:table-cell>
          <table:table-cell office:value-type="float" office:value="77.7834" calcext:value-type="float">
            <text:p>77.7834</text:p>
          </table:table-cell>
          <table:table-cell table:formula="of:=ROUND(([.D5]*4095)/5)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5" calcext:value-type="float">
            <text:p>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086" calcext:value-type="float">
            <text:p>0.2086</text:p>
          </table:table-cell>
          <table:table-cell office:value-type="float" office:value="82.4086" calcext:value-type="float">
            <text:p>82.4086</text:p>
          </table:table-cell>
          <table:table-cell table:formula="of:=ROUND(([.D6]*4095)/5)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21" calcext:value-type="float">
            <text:p>0.221</text:p>
          </table:table-cell>
          <table:table-cell office:value-type="float" office:value="87.3089" calcext:value-type="float">
            <text:p>87.3089</text:p>
          </table:table-cell>
          <table:table-cell table:formula="of:=ROUND(([.D7]*4095)/5)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F#0</text:p>
          </table:table-cell>
          <table:table-cell office:value-type="float" office:value="7" calcext:value-type="float">
            <text:p>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2341" calcext:value-type="float">
            <text:p>0.2341</text:p>
          </table:table-cell>
          <table:table-cell office:value-type="float" office:value="92.5005" calcext:value-type="float">
            <text:p>92.5005</text:p>
          </table:table-cell>
          <table:table-cell table:formula="of:=ROUND(([.D8]*4095)/5)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8" calcext:value-type="float">
            <text:p>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48" calcext:value-type="float">
            <text:p>0.248</text:p>
          </table:table-cell>
          <table:table-cell office:value-type="float" office:value="98.0009" calcext:value-type="float">
            <text:p>98.0009</text:p>
          </table:table-cell>
          <table:table-cell table:formula="of:=ROUND(([.D9]*4095)/5)"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G#0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628" calcext:value-type="float">
            <text:p>0.2628</text:p>
          </table:table-cell>
          <table:table-cell office:value-type="float" office:value="103.8284" calcext:value-type="float">
            <text:p>103.8284</text:p>
          </table:table-cell>
          <table:table-cell table:formula="of:=ROUND(([.D10]*4095)/5)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10" calcext:value-type="float">
            <text:p>1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2784" calcext:value-type="float">
            <text:p>0.2784</text:p>
          </table:table-cell>
          <table:table-cell office:value-type="float" office:value="110.0023" calcext:value-type="float">
            <text:p>110.0023</text:p>
          </table:table-cell>
          <table:table-cell table:formula="of:=ROUND(([.D11]*4095)/5)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#0</text:p>
          </table:table-cell>
          <table:table-cell office:value-type="float" office:value="11" calcext:value-type="float">
            <text:p>11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295" calcext:value-type="float">
            <text:p>0.295</text:p>
          </table:table-cell>
          <table:table-cell office:value-type="float" office:value="116.5434" calcext:value-type="float">
            <text:p>116.5434</text:p>
          </table:table-cell>
          <table:table-cell table:formula="of:=ROUND(([.D12]*4095)/5)"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242" calcext:value-type="float">
            <text:p>242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123.4734" calcext:value-type="float">
            <text:p>123.4734</text:p>
          </table:table-cell>
          <table:table-cell table:formula="of:=ROUND(([.D13]*4095)/5)"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1.0833" calcext:value-type="float">
            <text:p>1.0833</text:p>
          </table:table-cell>
          <table:table-cell office:value-type="float" office:value="0.3311" calcext:value-type="float">
            <text:p>0.3311</text:p>
          </table:table-cell>
          <table:table-cell office:value-type="float" office:value="130.8155" calcext:value-type="float">
            <text:p>130.8155</text:p>
          </table:table-cell>
          <table:table-cell table:formula="of:=ROUND(([.D14]*4095)/5)"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C#1</text:p>
          </table:table-cell>
          <table:table-cell office:value-type="float" office:value="14" calcext:value-type="float">
            <text:p>14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3508" calcext:value-type="float">
            <text:p>0.3508</text:p>
          </table:table-cell>
          <table:table-cell office:value-type="float" office:value="138.5942" calcext:value-type="float">
            <text:p>138.5942</text:p>
          </table:table-cell>
          <table:table-cell table:formula="of:=ROUND(([.D15]*4095)/5)"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0.3716" calcext:value-type="float">
            <text:p>0.3716</text:p>
          </table:table-cell>
          <table:table-cell office:value-type="float" office:value="146.8355" calcext:value-type="float">
            <text:p>146.8355</text:p>
          </table:table-cell>
          <table:table-cell table:formula="of:=ROUND(([.D16]*4095)/5)"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/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#1</text:p>
          </table:table-cell>
          <table:table-cell office:value-type="float" office:value="16" calcext:value-type="float">
            <text:p>16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3937" calcext:value-type="float">
            <text:p>0.3937</text:p>
          </table:table-cell>
          <table:table-cell office:value-type="float" office:value="155.5668" calcext:value-type="float">
            <text:p>155.5668</text:p>
          </table:table-cell>
          <table:table-cell table:formula="of:=ROUND(([.D17]*4095)/5)"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322" calcext:value-type="float">
            <text:p>322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7" calcext:value-type="float">
            <text:p>17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4171" calcext:value-type="float">
            <text:p>0.4171</text:p>
          </table:table-cell>
          <table:table-cell office:value-type="float" office:value="164.8172" calcext:value-type="float">
            <text:p>164.8172</text:p>
          </table:table-cell>
          <table:table-cell table:formula="of:=ROUND(([.D18]*4095)/5)"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0.4419" calcext:value-type="float">
            <text:p>0.4419</text:p>
          </table:table-cell>
          <table:table-cell office:value-type="float" office:value="174.6178" calcext:value-type="float">
            <text:p>174.6178</text:p>
          </table:table-cell>
          <table:table-cell table:formula="of:=ROUND(([.D19]*4095)/5)"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362" calcext:value-type="float">
            <text:p>362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F#1</text:p>
          </table:table-cell>
          <table:table-cell office:value-type="float" office:value="19" calcext:value-type="float">
            <text:p>19</text:p>
          </table:table-cell>
          <table:table-cell office:value-type="float" office:value="1.5833" calcext:value-type="float">
            <text:p>1.5833</text:p>
          </table:table-cell>
          <table:table-cell office:value-type="float" office:value="0.4682" calcext:value-type="float">
            <text:p>0.4682</text:p>
          </table:table-cell>
          <table:table-cell office:value-type="float" office:value="185.0011" calcext:value-type="float">
            <text:p>185.0011</text:p>
          </table:table-cell>
          <table:table-cell table:formula="of:=ROUND(([.D20]*4095)/5)" office:value-type="float" office:value="383" calcext:value-type="float">
            <text:p>38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0" calcext:value-type="float">
            <text:p>20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4961" calcext:value-type="float">
            <text:p>0.4961</text:p>
          </table:table-cell>
          <table:table-cell office:value-type="float" office:value="196.0018" calcext:value-type="float">
            <text:p>196.0018</text:p>
          </table:table-cell>
          <table:table-cell table:formula="of:=ROUND(([.D21]*4095)/5)"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G#1</text:p>
          </table:table-cell>
          <table:table-cell office:value-type="float" office:value="21" calcext:value-type="float">
            <text:p>21</text:p>
          </table:table-cell>
          <table:table-cell office:value-type="float" office:value="1.75" calcext:value-type="float">
            <text:p>1.75</text:p>
          </table:table-cell>
          <table:table-cell office:value-type="float" office:value="0.5256" calcext:value-type="float">
            <text:p>0.5256</text:p>
          </table:table-cell>
          <table:table-cell office:value-type="float" office:value="207.6567" calcext:value-type="float">
            <text:p>207.6567</text:p>
          </table:table-cell>
          <table:table-cell table:formula="of:=ROUND(([.D22]*4095)/5)"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2" calcext:value-type="float">
            <text:p>22</text:p>
          </table:table-cell>
          <table:table-cell office:value-type="float" office:value="1.8333" calcext:value-type="float">
            <text:p>1.8333</text:p>
          </table:table-cell>
          <table:table-cell office:value-type="float" office:value="0.5568" calcext:value-type="float">
            <text:p>0.5568</text:p>
          </table:table-cell>
          <table:table-cell office:value-type="float" office:value="220.0046" calcext:value-type="float">
            <text:p>220.0046</text:p>
          </table:table-cell>
          <table:table-cell table:formula="of:=ROUND(([.D23]*4095)/5)"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A#1</text:p>
          </table:table-cell>
          <table:table-cell office:value-type="float" office:value="23" calcext:value-type="float">
            <text:p>23</text:p>
          </table:table-cell>
          <table:table-cell office:value-type="float" office:value="1.9167" calcext:value-type="float">
            <text:p>1.9167</text:p>
          </table:table-cell>
          <table:table-cell office:value-type="float" office:value="0.5899" calcext:value-type="float">
            <text:p>0.5899</text:p>
          </table:table-cell>
          <table:table-cell office:value-type="float" office:value="233.0868" calcext:value-type="float">
            <text:p>233.0868</text:p>
          </table:table-cell>
          <table:table-cell table:formula="of:=ROUND(([.D24]*4095)/5)"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483" calcext:value-type="float">
            <text:p>483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office:value-type="float" office:value="246.9468" calcext:value-type="float">
            <text:p>246.9468</text:p>
          </table:table-cell>
          <table:table-cell table:formula="of:=ROUND(([.D25]*4095)/5)"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" calcext:value-type="float">
            <text:p>25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6622" calcext:value-type="float">
            <text:p>0.6622</text:p>
          </table:table-cell>
          <table:table-cell office:value-type="float" office:value="261.6311" calcext:value-type="float">
            <text:p>261.6311</text:p>
          </table:table-cell>
          <table:table-cell table:formula="of:=ROUND(([.D26]*4095)/5)"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C#2</text:p>
          </table:table-cell>
          <table:table-cell office:value-type="float" office:value="26" calcext:value-type="float">
            <text:p>26</text:p>
          </table:table-cell>
          <table:table-cell office:value-type="float" office:value="2.1667" calcext:value-type="float">
            <text:p>2.1667</text:p>
          </table:table-cell>
          <table:table-cell office:value-type="float" office:value="0.7015" calcext:value-type="float">
            <text:p>0.7015</text:p>
          </table:table-cell>
          <table:table-cell office:value-type="float" office:value="277.1885" calcext:value-type="float">
            <text:p>277.1885</text:p>
          </table:table-cell>
          <table:table-cell table:formula="of:=ROUND(([.D27]*4095)/5)"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7" calcext:value-type="float">
            <text:p>27</text:p>
          </table:table-cell>
          <table:table-cell office:value-type="float" office:value="2.25" calcext:value-type="float">
            <text:p>2.25</text:p>
          </table:table-cell>
          <table:table-cell office:value-type="float" office:value="0.7433" calcext:value-type="float">
            <text:p>0.7433</text:p>
          </table:table-cell>
          <table:table-cell office:value-type="float" office:value="293.6709" calcext:value-type="float">
            <text:p>293.6709</text:p>
          </table:table-cell>
          <table:table-cell table:formula="of:=ROUND(([.D28]*4095)/5)" office:value-type="float" office:value="609" calcext:value-type="float">
            <text:p>6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09" calcext:value-type="float">
            <text:p>609</text:p>
          </table:table-cell>
          <table:table-cell table:number-columns-repeated="2"/>
          <table:table-cell table:number-columns-repeated="2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D#2</text:p>
          </table:table-cell>
          <table:table-cell office:value-type="float" office:value="28" calcext:value-type="float">
            <text:p>28</text:p>
          </table:table-cell>
          <table:table-cell office:value-type="float" office:value="2.3333" calcext:value-type="float">
            <text:p>2.3333</text:p>
          </table:table-cell>
          <table:table-cell office:value-type="float" office:value="0.7875" calcext:value-type="float">
            <text:p>0.7875</text:p>
          </table:table-cell>
          <table:table-cell office:value-type="float" office:value="311.1335" calcext:value-type="float">
            <text:p>311.1335</text:p>
          </table:table-cell>
          <table:table-cell table:formula="of:=ROUND(([.D29]*4095)/5)"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645" calcext:value-type="float">
            <text:p>645</text:p>
          </table:table-cell>
          <table:table-cell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9" calcext:value-type="float">
            <text:p>29</text:p>
          </table:table-cell>
          <table:table-cell office:value-type="float" office:value="2.4167" calcext:value-type="float">
            <text:p>2.4167</text:p>
          </table:table-cell>
          <table:table-cell office:value-type="float" office:value="0.8343" calcext:value-type="float">
            <text:p>0.8343</text:p>
          </table:table-cell>
          <table:table-cell office:value-type="float" office:value="329.6345" calcext:value-type="float">
            <text:p>329.6345</text:p>
          </table:table-cell>
          <table:table-cell table:formula="of:=ROUND(([.D30]*4095)/5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0.8839" calcext:value-type="float">
            <text:p>0.8839</text:p>
          </table:table-cell>
          <table:table-cell office:value-type="float" office:value="349.2356" calcext:value-type="float">
            <text:p>349.2356</text:p>
          </table:table-cell>
          <table:table-cell table:formula="of:=ROUND(([.D31]*4095)/5)" office:value-type="float" office:value="724" calcext:value-type="float">
            <text:p>7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724" calcext:value-type="float">
            <text:p>724</text:p>
          </table:table-cell>
          <table:table-cell/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F#2</text:p>
          </table:table-cell>
          <table:table-cell office:value-type="float" office:value="31" calcext:value-type="float">
            <text:p>31</text:p>
          </table:table-cell>
          <table:table-cell office:value-type="float" office:value="2.5833" calcext:value-type="float">
            <text:p>2.5833</text:p>
          </table:table-cell>
          <table:table-cell office:value-type="float" office:value="0.9364" calcext:value-type="float">
            <text:p>0.9364</text:p>
          </table:table-cell>
          <table:table-cell office:value-type="float" office:value="370.0022" calcext:value-type="float">
            <text:p>370.0022</text:p>
          </table:table-cell>
          <table:table-cell table:formula="of:=ROUND(([.D32]*4095)/5)"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32" calcext:value-type="float">
            <text:p>32</text:p>
          </table:table-cell>
          <table:table-cell office:value-type="float" office:value="2.6667" calcext:value-type="float">
            <text:p>2.6667</text:p>
          </table:table-cell>
          <table:table-cell office:value-type="float" office:value="0.9921" calcext:value-type="float">
            <text:p>0.9921</text:p>
          </table:table-cell>
          <table:table-cell office:value-type="float" office:value="392.0037" calcext:value-type="float">
            <text:p>392.0037</text:p>
          </table:table-cell>
          <table:table-cell table:formula="of:=ROUND(([.D33]*4095)/5)" office:value-type="float" office:value="813" calcext:value-type="float">
            <text:p>81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G#2</text:p>
          </table:table-cell>
          <table:table-cell office:value-type="float" office:value="33" calcext:value-type="float">
            <text:p>33</text:p>
          </table:table-cell>
          <table:table-cell office:value-type="float" office:value="2.75" calcext:value-type="float">
            <text:p>2.75</text:p>
          </table:table-cell>
          <table:table-cell office:value-type="float" office:value="1.0511" calcext:value-type="float">
            <text:p>1.0511</text:p>
          </table:table-cell>
          <table:table-cell office:value-type="float" office:value="415.3134" calcext:value-type="float">
            <text:p>415.3134</text:p>
          </table:table-cell>
          <table:table-cell table:formula="of:=ROUND(([.D34]*4095)/5)"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34" calcext:value-type="float">
            <text:p>34</text:p>
          </table:table-cell>
          <table:table-cell office:value-type="float" office:value="2.8333" calcext:value-type="float">
            <text:p>2.8333</text:p>
          </table:table-cell>
          <table:table-cell office:value-type="float" office:value="1.1136" calcext:value-type="float">
            <text:p>1.1136</text:p>
          </table:table-cell>
          <table:table-cell office:value-type="float" office:value="440.0092" calcext:value-type="float">
            <text:p>440.0092</text:p>
          </table:table-cell>
          <table:table-cell table:formula="of:=ROUND(([.D35]*4095)/5)"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table:number-columns-repeated="2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A#2</text:p>
          </table:table-cell>
          <table:table-cell office:value-type="float" office:value="35" calcext:value-type="float">
            <text:p>35</text:p>
          </table:table-cell>
          <table:table-cell office:value-type="float" office:value="2.9167" calcext:value-type="float">
            <text:p>2.9167</text:p>
          </table:table-cell>
          <table:table-cell office:value-type="float" office:value="1.1798" calcext:value-type="float">
            <text:p>1.1798</text:p>
          </table:table-cell>
          <table:table-cell office:value-type="float" office:value="466.1736" calcext:value-type="float">
            <text:p>466.1736</text:p>
          </table:table-cell>
          <table:table-cell table:formula="of:=ROUND(([.D36]*4095)/5)"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3"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float" office:value="493.8937" calcext:value-type="float">
            <text:p>493.8937</text:p>
          </table:table-cell>
          <table:table-cell table:formula="of:=ROUND(([.D37]*4095)/5)"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7" calcext:value-type="float">
            <text:p>37</text:p>
          </table:table-cell>
          <table:table-cell office:value-type="float" office:value="3.0833" calcext:value-type="float">
            <text:p>3.0833</text:p>
          </table:table-cell>
          <table:table-cell office:value-type="float" office:value="1.3243" calcext:value-type="float">
            <text:p>1.3243</text:p>
          </table:table-cell>
          <table:table-cell office:value-type="float" office:value="523.2621" calcext:value-type="float">
            <text:p>523.2621</text:p>
          </table:table-cell>
          <table:table-cell table:formula="of:=ROUND(([.D38]*4095)/5)" office:value-type="float" office:value="1085" calcext:value-type="float">
            <text:p>1085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C#3</text:p>
          </table:table-cell>
          <table:table-cell office:value-type="float" office:value="38" calcext:value-type="float">
            <text:p>38</text:p>
          </table:table-cell>
          <table:table-cell office:value-type="float" office:value="3.1667" calcext:value-type="float">
            <text:p>3.1667</text:p>
          </table:table-cell>
          <table:table-cell office:value-type="float" office:value="1.4031" calcext:value-type="float">
            <text:p>1.4031</text:p>
          </table:table-cell>
          <table:table-cell office:value-type="float" office:value="554.3769" calcext:value-type="float">
            <text:p>554.3769</text:p>
          </table:table-cell>
          <table:table-cell table:formula="of:=ROUND(([.D39]*4095)/5)" office:value-type="float" office:value="1149" calcext:value-type="float">
            <text:p>11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9" calcext:value-type="float">
            <text:p>39</text:p>
          </table:table-cell>
          <table:table-cell office:value-type="float" office:value="3.25" calcext:value-type="float">
            <text:p>3.25</text:p>
          </table:table-cell>
          <table:table-cell office:value-type="float" office:value="1.4865" calcext:value-type="float">
            <text:p>1.4865</text:p>
          </table:table-cell>
          <table:table-cell office:value-type="float" office:value="587.3419" calcext:value-type="float">
            <text:p>587.3419</text:p>
          </table:table-cell>
          <table:table-cell table:formula="of:=ROUND(([.D40]*4095)/5)" office:value-type="float" office:value="1217" calcext:value-type="float">
            <text:p>12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17" calcext:value-type="float">
            <text:p>1217</text:p>
          </table:table-cell>
          <table:table-cell table:number-columns-repeated="2"/>
          <table:table-cell table:number-columns-repeated="2"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D#3</text:p>
          </table:table-cell>
          <table:table-cell office:value-type="float" office:value="40" calcext:value-type="float">
            <text:p>40</text:p>
          </table:table-cell>
          <table:table-cell office:value-type="float" office:value="3.3333" calcext:value-type="float">
            <text:p>3.3333</text:p>
          </table:table-cell>
          <table:table-cell office:value-type="float" office:value="1.5749" calcext:value-type="float">
            <text:p>1.5749</text:p>
          </table:table-cell>
          <table:table-cell office:value-type="float" office:value="622.267" calcext:value-type="float">
            <text:p>622.267</text:p>
          </table:table-cell>
          <table:table-cell table:formula="of:=ROUND(([.D41]*4095)/5)" office:value-type="float" office:value="1290" calcext:value-type="float">
            <text:p>1290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1290" calcext:value-type="float">
            <text:p>1290</text:p>
          </table:table-cell>
          <table:table-cell/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1" calcext:value-type="float">
            <text:p>41</text:p>
          </table:table-cell>
          <table:table-cell office:value-type="float" office:value="3.4167" calcext:value-type="float">
            <text:p>3.4167</text:p>
          </table:table-cell>
          <table:table-cell office:value-type="float" office:value="1.6685" calcext:value-type="float">
            <text:p>1.6685</text:p>
          </table:table-cell>
          <table:table-cell office:value-type="float" office:value="659.269" calcext:value-type="float">
            <text:p>659.269</text:p>
          </table:table-cell>
          <table:table-cell table:formula="of:=ROUND(([.D42]*4095)/5)" office:value-type="float" office:value="1367" calcext:value-type="float">
            <text:p>1367</text:p>
          </table:table-cell>
          <table:table-cell office:value-type="float" office:value="40" calcext:value-type="float">
            <text:p>40</text:p>
          </table:table-cell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1.7678" calcext:value-type="float">
            <text:p>1.7678</text:p>
          </table:table-cell>
          <table:table-cell office:value-type="float" office:value="698.4711" calcext:value-type="float">
            <text:p>698.4711</text:p>
          </table:table-cell>
          <table:table-cell table:formula="of:=ROUND(([.D43]*4095)/5)" office:value-type="float" office:value="1448" calcext:value-type="float">
            <text:p>144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448" calcext:value-type="float">
            <text:p>1448</text:p>
          </table:table-cell>
          <table:table-cell/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F#3</text:p>
          </table:table-cell>
          <table:table-cell office:value-type="float" office:value="43" calcext:value-type="float">
            <text:p>43</text:p>
          </table:table-cell>
          <table:table-cell office:value-type="float" office:value="3.5833" calcext:value-type="float">
            <text:p>3.5833</text:p>
          </table:table-cell>
          <table:table-cell office:value-type="float" office:value="1.8729" calcext:value-type="float">
            <text:p>1.8729</text:p>
          </table:table-cell>
          <table:table-cell office:value-type="float" office:value="740.0044" calcext:value-type="float">
            <text:p>740.0044</text:p>
          </table:table-cell>
          <table:table-cell table:formula="of:=ROUND(([.D44]*4095)/5)" office:value-type="float" office:value="1534" calcext:value-type="float">
            <text:p>153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534" calcext:value-type="float">
            <text:p>1534</text:p>
          </table:table-cell>
          <table:table-cell/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4" calcext:value-type="float">
            <text:p>44</text:p>
          </table:table-cell>
          <table:table-cell office:value-type="float" office:value="3.6667" calcext:value-type="float">
            <text:p>3.6667</text:p>
          </table:table-cell>
          <table:table-cell office:value-type="float" office:value="1.9843" calcext:value-type="float">
            <text:p>1.9843</text:p>
          </table:table-cell>
          <table:table-cell office:value-type="float" office:value="784.0073" calcext:value-type="float">
            <text:p>784.0073</text:p>
          </table:table-cell>
          <table:table-cell table:formula="of:=ROUND(([.D45]*4095)/5)" office:value-type="float" office:value="1625" calcext:value-type="float">
            <text:p>1625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G#3</text:p>
          </table:table-cell>
          <table:table-cell office:value-type="float" office:value="45" calcext:value-type="float">
            <text:p>45</text:p>
          </table:table-cell>
          <table:table-cell office:value-type="float" office:value="3.75" calcext:value-type="float">
            <text:p>3.75</text:p>
          </table:table-cell>
          <table:table-cell office:value-type="float" office:value="2.1022" calcext:value-type="float">
            <text:p>2.1022</text:p>
          </table:table-cell>
          <table:table-cell office:value-type="float" office:value="830.6268" calcext:value-type="float">
            <text:p>830.6268</text:p>
          </table:table-cell>
          <table:table-cell table:formula="of:=ROUND(([.D46]*4095)/5)" office:value-type="float" office:value="1722" calcext:value-type="float">
            <text:p>172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6" calcext:value-type="float">
            <text:p>46</text:p>
          </table:table-cell>
          <table:table-cell office:value-type="float" office:value="3.8333" calcext:value-type="float">
            <text:p>3.8333</text:p>
          </table:table-cell>
          <table:table-cell office:value-type="float" office:value="2.2272" calcext:value-type="float">
            <text:p>2.2272</text:p>
          </table:table-cell>
          <table:table-cell office:value-type="float" office:value="880.0185" calcext:value-type="float">
            <text:p>880.0185</text:p>
          </table:table-cell>
          <table:table-cell table:formula="of:=ROUND(([.D47]*4095)/5)" office:value-type="float" office:value="1824" calcext:value-type="float">
            <text:p>1824</text:p>
          </table:table-cell>
          <table:table-cell office:value-type="float" office:value="45" calcext:value-type="float">
            <text:p>45</text:p>
          </table:table-cell>
          <table:table-cell office:value-type="float" office:value="1824" calcext:value-type="float">
            <text:p>1824</text:p>
          </table:table-cell>
          <table:table-cell table:number-columns-repeated="3"/>
          <table:table-cell table:number-columns-repeated="2"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A#3</text:p>
          </table:table-cell>
          <table:table-cell office:value-type="float" office:value="47" calcext:value-type="float">
            <text:p>47</text:p>
          </table:table-cell>
          <table:table-cell office:value-type="float" office:value="3.9167" calcext:value-type="float">
            <text:p>3.9167</text:p>
          </table:table-cell>
          <table:table-cell office:value-type="float" office:value="2.3597" calcext:value-type="float">
            <text:p>2.3597</text:p>
          </table:table-cell>
          <table:table-cell office:value-type="float" office:value="932.3471" calcext:value-type="float">
            <text:p>932.3471</text:p>
          </table:table-cell>
          <table:table-cell table:formula="of:=ROUND(([.D48]*4095)/5)" office:value-type="float" office:value="1933" calcext:value-type="float">
            <text:p>1933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3" office:value-type="float" office:value="1933" calcext:value-type="float">
            <text:p>1933</text:p>
          </table:table-cell>
          <table:table-cell/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987.7874" calcext:value-type="float">
            <text:p>987.7874</text:p>
          </table:table-cell>
          <table:table-cell table:formula="of:=ROUND(([.D49]*4095)/5)" office:value-type="float" office:value="2048" calcext:value-type="float">
            <text:p>2048</text:p>
          </table:table-cell>
          <table:table-cell office:value-type="float" office:value="47" calcext:value-type="float">
            <text:p>47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9" calcext:value-type="float">
            <text:p>49</text:p>
          </table:table-cell>
          <table:table-cell office:value-type="float" office:value="4.0833" calcext:value-type="float">
            <text:p>4.0833</text:p>
          </table:table-cell>
          <table:table-cell office:value-type="float" office:value="2.6487" calcext:value-type="float">
            <text:p>2.6487</text:p>
          </table:table-cell>
          <table:table-cell office:value-type="float" office:value="1046.5242" calcext:value-type="float">
            <text:p>1046.5242</text:p>
          </table:table-cell>
          <table:table-cell table:formula="of:=ROUND(([.D50]*4095)/5)" office:value-type="float" office:value="2169" calcext:value-type="float">
            <text:p>2169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C#4</text:p>
          </table:table-cell>
          <table:table-cell office:value-type="float" office:value="50" calcext:value-type="float">
            <text:p>50</text:p>
          </table:table-cell>
          <table:table-cell office:value-type="float" office:value="4.1667" calcext:value-type="float">
            <text:p>4.1667</text:p>
          </table:table-cell>
          <table:table-cell office:value-type="float" office:value="2.8062" calcext:value-type="float">
            <text:p>2.8062</text:p>
          </table:table-cell>
          <table:table-cell office:value-type="float" office:value="1108.7538" calcext:value-type="float">
            <text:p>1108.7538</text:p>
          </table:table-cell>
          <table:table-cell table:formula="of:=ROUND(([.D51]*4095)/5)" office:value-type="float" office:value="2298" calcext:value-type="float">
            <text:p>2298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.25</text:p>
          </table:table-cell>
          <table:table-cell office:value-type="float" office:value="2.973" calcext:value-type="float">
            <text:p>2.973</text:p>
          </table:table-cell>
          <table:table-cell office:value-type="float" office:value="1174.6838" calcext:value-type="float">
            <text:p>1174.6838</text:p>
          </table:table-cell>
          <table:table-cell table:formula="of:=ROUND(([.D52]*4095)/5)" office:value-type="float" office:value="2435" calcext:value-type="float">
            <text:p>24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35" calcext:value-type="float">
            <text:p>2435</text:p>
          </table:table-cell>
          <table:table-cell table:number-columns-repeated="2"/>
          <table:table-cell table:number-columns-repeated="2"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D#4</text:p>
          </table:table-cell>
          <table:table-cell office:value-type="float" office:value="52" calcext:value-type="float">
            <text:p>52</text:p>
          </table:table-cell>
          <table:table-cell office:value-type="float" office:value="4.3333" calcext:value-type="float">
            <text:p>4.3333</text:p>
          </table:table-cell>
          <table:table-cell office:value-type="float" office:value="3.1498" calcext:value-type="float">
            <text:p>3.1498</text:p>
          </table:table-cell>
          <table:table-cell office:value-type="float" office:value="1244.5341" calcext:value-type="float">
            <text:p>1244.5341</text:p>
          </table:table-cell>
          <table:table-cell table:formula="of:=ROUND(([.D53]*4095)/5)"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2580" calcext:value-type="float">
            <text:p>2580</text:p>
          </table:table-cell>
          <table:table-cell/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53" calcext:value-type="float">
            <text:p>53</text:p>
          </table:table-cell>
          <table:table-cell office:value-type="float" office:value="4.4167" calcext:value-type="float">
            <text:p>4.4167</text:p>
          </table:table-cell>
          <table:table-cell office:value-type="float" office:value="3.3371" calcext:value-type="float">
            <text:p>3.3371</text:p>
          </table:table-cell>
          <table:table-cell office:value-type="float" office:value="1318.5379" calcext:value-type="float">
            <text:p>1318.5379</text:p>
          </table:table-cell>
          <table:table-cell table:formula="of:=ROUND(([.D54]*4095)/5)" office:value-type="float" office:value="2733" calcext:value-type="float">
            <text:p>2733</text:p>
          </table:table-cell>
          <table:table-cell office:value-type="float" office:value="52" calcext:value-type="float">
            <text:p>52</text:p>
          </table:table-cell>
          <table:table-cell office:value-type="float" office:value="2733" calcext:value-type="float">
            <text:p>2733</text:p>
          </table:table-cell>
          <table:table-cell table:number-columns-repeated="3"/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54" calcext:value-type="float">
            <text:p>54</text:p>
          </table:table-cell>
          <table:table-cell office:value-type="float" office:value="4.5" calcext:value-type="float">
            <text:p>4.5</text:p>
          </table:table-cell>
          <table:table-cell office:value-type="float" office:value="3.5355" calcext:value-type="float">
            <text:p>3.5355</text:p>
          </table:table-cell>
          <table:table-cell office:value-type="float" office:value="1396.9423" calcext:value-type="float">
            <text:p>1396.9423</text:p>
          </table:table-cell>
          <table:table-cell table:formula="of:=ROUND(([.D55]*4095)/5)" office:value-type="float" office:value="2896" calcext:value-type="float">
            <text:p>289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2896" calcext:value-type="float">
            <text:p>2896</text:p>
          </table:table-cell>
          <table:table-cell/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F#4</text:p>
          </table:table-cell>
          <table:table-cell office:value-type="float" office:value="55" calcext:value-type="float">
            <text:p>55</text:p>
          </table:table-cell>
          <table:table-cell office:value-type="float" office:value="4.5833" calcext:value-type="float">
            <text:p>4.5833</text:p>
          </table:table-cell>
          <table:table-cell office:value-type="float" office:value="3.7458" calcext:value-type="float">
            <text:p>3.7458</text:p>
          </table:table-cell>
          <table:table-cell office:value-type="float" office:value="1480.0088" calcext:value-type="float">
            <text:p>1480.0088</text:p>
          </table:table-cell>
          <table:table-cell table:formula="of:=ROUND(([.D56]*4095)/5)" office:value-type="float" office:value="3068" calcext:value-type="float">
            <text:p>306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068" calcext:value-type="float">
            <text:p>3068</text:p>
          </table:table-cell>
          <table:table-cell/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56" calcext:value-type="float">
            <text:p>56</text:p>
          </table:table-cell>
          <table:table-cell office:value-type="float" office:value="4.6667" calcext:value-type="float">
            <text:p>4.6667</text:p>
          </table:table-cell>
          <table:table-cell office:value-type="float" office:value="3.9685" calcext:value-type="float">
            <text:p>3.9685</text:p>
          </table:table-cell>
          <table:table-cell office:value-type="float" office:value="1568.0147" calcext:value-type="float">
            <text:p>1568.0147</text:p>
          </table:table-cell>
          <table:table-cell table:formula="of:=ROUND(([.D57]*4095)/5)" office:value-type="float" office:value="3250" calcext:value-type="float">
            <text:p>325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G#4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4.2045" calcext:value-type="float">
            <text:p>4.2045</text:p>
          </table:table-cell>
          <table:table-cell office:value-type="float" office:value="1661.2537" calcext:value-type="float">
            <text:p>1661.2537</text:p>
          </table:table-cell>
          <table:table-cell table:formula="of:=ROUND(([.D58]*4095)/5)" office:value-type="float" office:value="3443" calcext:value-type="float">
            <text:p>344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443" calcext:value-type="float">
            <text:p>3443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8" calcext:value-type="float">
            <text:p>58</text:p>
          </table:table-cell>
          <table:table-cell office:value-type="float" office:value="4.8333" calcext:value-type="float">
            <text:p>4.8333</text:p>
          </table:table-cell>
          <table:table-cell office:value-type="float" office:value="4.4545" calcext:value-type="float">
            <text:p>4.4545</text:p>
          </table:table-cell>
          <table:table-cell office:value-type="float" office:value="1760.037" calcext:value-type="float">
            <text:p>1760.037</text:p>
          </table:table-cell>
          <table:table-cell table:formula="of:=ROUND(([.D59]*4095)/5)" office:value-type="float" office:value="3648" calcext:value-type="float">
            <text:p>3648</text:p>
          </table:table-cell>
          <table:table-cell office:value-type="float" office:value="57" calcext:value-type="float">
            <text:p>57</text:p>
          </table:table-cell>
          <table:table-cell office:value-type="float" office:value="3648" calcext:value-type="float">
            <text:p>3648</text:p>
          </table:table-cell>
          <table:table-cell table:number-columns-repeated="3"/>
          <table:table-cell table:number-columns-repeated="2"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A#4</text:p>
          </table:table-cell>
          <table:table-cell office:value-type="float" office:value="59" calcext:value-type="float">
            <text:p>59</text:p>
          </table:table-cell>
          <table:table-cell office:value-type="float" office:value="4.9167" calcext:value-type="float">
            <text:p>4.9167</text:p>
          </table:table-cell>
          <table:table-cell office:value-type="float" office:value="4.7194" calcext:value-type="float">
            <text:p>4.7194</text:p>
          </table:table-cell>
          <table:table-cell office:value-type="float" office:value="1864.6942" calcext:value-type="float">
            <text:p>1864.6942</text:p>
          </table:table-cell>
          <table:table-cell table:formula="of:=ROUND(([.D60]*4095)/5)" office:value-type="float" office:value="3865" calcext:value-type="float">
            <text:p>3865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3865" calcext:value-type="float">
            <text:p>3865</text:p>
          </table:table-cell>
          <table:table-cell/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5.5747" calcext:value-type="float">
            <text:p>1975.5747</text:p>
          </table:table-cell>
          <table:table-cell table:formula="of:=ROUND(([.D61]*4095)/5)" office:value-type="float" office:value="4095" calcext:value-type="float">
            <text:p>4095</text:p>
          </table:table-cell>
          <table:table-cell office:value-type="float" office:value="59" calcext:value-type="float">
            <text:p>59</text:p>
          </table:table-cell>
          <table:table-cell office:value-type="float" office:value="4095" calcext:value-type="float">
            <text:p>4095</text:p>
          </table:table-cell>
          <table:table-cell table:number-columns-repeated="3"/>
          <table:table-cell office:value-type="float" office:value="4095" calcext:value-type="float">
            <text:p>40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7:13:50.647306915</meta:creation-date>
    <dc:date>2020-06-20T17:50:03.320393539</dc:date>
    <meta:editing-duration>PT23H33M39S</meta:editing-duration>
    <meta:editing-cycles>7</meta:editing-cycles>
    <meta:generator>LibreOffice/5.1.6.2$Linux_X86_64 LibreOffice_project/10m0$Build-2</meta:generator>
    <meta:document-statistic meta:table-count="1" meta:cell-count="638" meta:object-count="0"/>
  </office:meta>
</office:document-meta>
</file>